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375.1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uDiplex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art Ref</text:p>
          </table:table-cell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603-CC805FRNPO9BN220 </text:p>
          </table:table-cell>
          <table:table-cell office:value-type="string" calcext:value-type="string">
            <text:p>Multilayer Ceramic Capacitors MLCC - SMD/SMT 22pF 50V NPO 1% 0805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144" calcext:value-type="currency">
            <text:p>$0.14</text:p>
          </table:table-cell>
          <table:table-cell table:formula="of:=[.E2]*[.F2]" office:value-type="currency" office:currency="USD" office:value="2.88" calcext:value-type="currency">
            <text:p>$2.88</text:p>
          </table:table-cell>
          <table:table-cell office:value-type="string" calcext:value-type="string">
            <text:p><text:a xlink:href="https://www.mouser.com/ProductDetail/Yageo/CC0805FRNPO9BN220?qs=sGAEpiMZZMs0AnBnWHyRQC78fOh4A%252btzAkqFIKmknqA%3D" xlink:type="simple">LINK</text:a></text:p>
          </table:table-cell>
          <table:table-cell office:value-type="string" calcext:value-type="string">
            <text:p>C1, C2</text:p>
          </table:table-cell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603-CC805CRNPO9BN4R7</text:p>
          </table:table-cell>
          <table:table-cell office:value-type="string" calcext:value-type="string">
            <text:p>Multilayer Ceramic Capacitors MLCC - SMD/SMT 4.7pF 50V NPO .25pF 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E3]*[.F3]" office:value-type="currency" office:currency="USD" office:value="1.36" calcext:value-type="currency">
            <text:p>$1.36</text:p>
          </table:table-cell>
          <table:table-cell office:value-type="string" calcext:value-type="string">
            <text:p><text:a xlink:href="https://www.mouser.com/ProductDetail/Yageo/CC0805CRNPO9BN4R7?qs=sGAEpiMZZMs0AnBnWHyRQIOKs%2FDjbJvGPqm5tVmH6oc%3D" xlink:type="simple">LINK</text:a></text:p>
          </table:table-cell>
          <table:table-cell office:value-type="string" calcext:value-type="string">
            <text:p>C3, C5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603-CC805CRNPO9BN3R0 </text:p>
          </table:table-cell>
          <table:table-cell office:value-type="string" calcext:value-type="string">
            <text:p>Multilayer Ceramic Capacitors MLCC - SMD/SMT 3.0pF 50V NPO .25pF 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91" calcext:value-type="currency">
            <text:p>$0.09</text:p>
          </table:table-cell>
          <table:table-cell table:formula="of:=[.E4]*[.F4]" office:value-type="currency" office:currency="USD" office:value="1.82" calcext:value-type="currency">
            <text:p>$1.82</text:p>
          </table:table-cell>
          <table:table-cell office:value-type="string" calcext:value-type="string">
            <text:p><text:a xlink:href="https://www.mouser.com/ProductDetail/Yageo/CC0805CRNPO9BN3R0?qs=sGAEpiMZZMs0AnBnWHyRQMmNi2XLSyBh6TY5yJK9m4s%3D" xlink:type="simple">LINK</text:a>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LQW2BAS68NG00L</text:p>
          </table:table-cell>
          <table:table-cell office:value-type="string" calcext:value-type="string">
            <text:p>Fixed Inductors 68 NH 2% 0805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225" calcext:value-type="currency">
            <text:p>$0.23</text:p>
          </table:table-cell>
          <table:table-cell table:formula="of:=[.E5]*[.F5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mouser.com/ProductDetail/Murata-Electronics/LQW2BAS68NG00L?qs=sGAEpiMZZMsg%252by3WlYCkU5E7g3oyEXpqbS0K0PskSVQ%3D" xlink:type="simple">LINK</text:a></text:p>
          </table:table-cell>
          <table:table-cell office:value-type="string" calcext:value-type="string">
            <text:p>L1, L3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LQW2BASR10G00L</text:p>
          </table:table-cell>
          <table:table-cell office:value-type="string" calcext:value-type="string">
            <text:p>Fixed Inductors 100 NH 2% 0805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225" calcext:value-type="currency">
            <text:p>$0.23</text:p>
          </table:table-cell>
          <table:table-cell table:formula="of:=[.E6]*[.F6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mouser.com/ProductDetail/Murata-Electronics/LQW2BASR10G00L?qs=sGAEpiMZZMsg%252by3WlYCkU5E7g3oyEXpqvQeHX6%252bN%252b0A%3D" xlink:type="simple">LINK</text:a>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994-0805HP-18NXGRB</text:p>
          </table:table-cell>
          <table:table-cell office:value-type="string" calcext:value-type="string">
            <text:p>Fixed Inductors 18nH 2% 1.2A DCR=0.050Ohms </text:p>
          </table:table-cell>
          <table:table-cell office:value-type="string" calcext:value-type="string">
            <text:p>ea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E7]*[.F7]" office:value-type="currency" office:currency="USD" office:value="17.1" calcext:value-type="currency">
            <text:p>$17.10</text:p>
          </table:table-cell>
          <table:table-cell office:value-type="string" calcext:value-type="string">
            <text:p><text:a xlink:href="https://www.mouser.com/ProductDetail/Coilcraft/0805HP-18NXGRB?qs=sGAEpiMZZMsg%252by3WlYCkUwWVs%252bZAfRN3pfvm4Vgqh4Q%3D" xlink:type="simple">LINK</text:a></text:p>
          </table:table-cell>
          <table:table-cell office:value-type="string" calcext:value-type="string">
            <text:p>L4, L5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994-0805CS-150XGLC</text:p>
          </table:table-cell>
          <table:table-cell office:value-type="string" calcext:value-type="string">
            <text:p>Fixed Inductors 0805CS AEC-Q200 15 nH 2 % 0.6 A</text:p>
          </table:table-cell>
          <table:table-cell office:value-type="string" calcext:value-type="string">
            <text:p>ea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1.17" calcext:value-type="currency">
            <text:p>$1.17</text:p>
          </table:table-cell>
          <table:table-cell table:formula="of:=[.E8]*[.F8]" office:value-type="currency" office:currency="USD" office:value="17.55" calcext:value-type="currency">
            <text:p>$17.55</text:p>
          </table:table-cell>
          <table:table-cell office:value-type="string" calcext:value-type="string">
            <text:p><text:a xlink:href="https://www.mouser.com/ProductDetail/Coilcraft/0805CS-150XGLC?qs=sGAEpiMZZMsg%252by3WlYCkU2kWFds1hA9D543PK45hzhU%3D" xlink:type="simple">LINK</text:a></text:p>
          </table:table-cell>
          <table:table-cell office:value-type="string" calcext:value-type="string">
            <text:p>L4, L5 ; alt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581-08055U180FAT2A</text:p>
          </table:table-cell>
          <table:table-cell office:value-type="string" calcext:value-type="string">
            <text:p>Multilayer Ceramic Capacitors MLCC - SMD/SMT 50V 18 pF 0.01 1% Tol 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415" calcext:value-type="currency">
            <text:p>$0.42</text:p>
          </table:table-cell>
          <table:table-cell table:formula="of:=[.E9]*[.F9]" office:value-type="currency" office:currency="USD" office:value="8.3" calcext:value-type="currency">
            <text:p>$8.30</text:p>
          </table:table-cell>
          <table:table-cell office:value-type="string" calcext:value-type="string">
            <text:p><text:a xlink:href="https://www.mouser.com/ProductDetail/AVX/08055U180FAT2A?qs=sGAEpiMZZMs0AnBnWHyRQKdiqyDPVQdAFl%2F6wk%2Fpd3I%3D" xlink:type="simple">LINK</text:a></text:p>
          </table:table-cell>
          <table:table-cell office:value-type="string" calcext:value-type="string">
            <text:p>C1, C2 ; alt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603-CC805CRNPO9BN2R7 </text:p>
          </table:table-cell>
          <table:table-cell office:value-type="string" calcext:value-type="string">
            <text:p>Multilayer Ceramic Capacitors MLCC - SMD/SMT 2.7pF 50V NPO .25pF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E10]*[.F10]" office:value-type="currency" office:currency="USD" office:value="1.36" calcext:value-type="currency">
            <text:p>$1.36</text:p>
          </table:table-cell>
          <table:table-cell office:value-type="string" calcext:value-type="string">
            <text:p><text:a xlink:href="https://www.mouser.com/ProductDetail/Yageo/CC0805CRNPO9BN2R7?qs=sGAEpiMZZMs0AnBnWHyRQIOKs%2FDjbJvG7G6qvq0gzXU%3D" xlink:type="simple">LINK</text:a></text:p>
          </table:table-cell>
          <table:table-cell office:value-type="string" calcext:value-type="string">
            <text:p>C4; alt</text:p>
          </table:table-cell>
        </table:table-row>
        <table:table-row table:style-name="ro1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5" office:value-type="string" calcext:value-type="string">
            <text:p>Subtotal</text:p>
          </table:table-cell>
          <table:table-cell table:style-name="ce5" table:formula="of:=SUM([.G2:.G11])" office:value-type="currency" office:currency="USD" office:value="59.37" calcext:value-type="currency">
            <text:p>$59.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9" table:number-rows-spanned="1">
            <text:p>NOTE: <text:s/>This BOM has higher quantities than necessary for a single board. <text:s/>This was the BOM I used to build 6 boards (ver1 and ver2 @ 3 brds each) and to have spares.</text:p>
          </table:table-cell>
          <table:covered-table-cell table:number-columns-repeated="8"/>
        </table:table-row>
        <table:table-row table:style-name="ro1">
          <table:table-cell table:style-name="ce2" office:value-type="string" calcext:value-type="string" table:number-columns-spanned="9" table:number-rows-spanned="1">
            <text:p>NOTE: The last three items marked as ‘alternates’ are for the original values used in the KI0AG microduplexer project. <text:s/>I tweaked values, but want to experiment.</text:p>
          </table:table-cell>
          <table:covered-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03:39:53.026047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1T04:05:55.569124420</dc:date>
    <meta:editing-duration>PT1H5M42S</meta:editing-duration>
    <meta:editing-cycles>13</meta:editing-cycles>
    <meta:generator>LibreOffice/5.1.6.2$Linux_X86_64 LibreOffice_project/10m0$Build-2</meta:generator>
    <meta:document-statistic meta:table-count="1" meta:cell-count="95" meta:object-count="0"/>
  </office:meta>
</office:document-meta>
</file>